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7"/>
        <table:table-column table:style-name="co7" table:number-columns-repeated="3" table:default-cell-style-name="ce7"/>
        <table:table-row table:style-name="ro1">
          <table:table-cell table:style-name="ce1" office:value-type="string" calcext:value-type="string">
            <text:p>File Nam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nz</text:p>
          </table:table-cell>
          <table:table-cell table:style-name="ce8" office:value-type="string" calcext:value-type="string">
            <text:p>Ordering Method</text:p>
          </table:table-cell>
          <table:table-cell table:style-name="ce1" office:value-type="string" calcext:value-type="string">
            <text:p>Ordering time</text:p>
          </table:table-cell>
          <table:table-cell table:style-name="ce1" office:value-type="string" calcext:value-type="string">
            <text:p>Coloring Tim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Total Colors</text:p>
          </table:table-cell>
        </table:table-row>
        <table:table-row table:style-name="ro1">
          <table:table-cell table:style-name="ce2" office:value-type="string" calcext:value-type="string">
            <text:p>Graphs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2" office:value-type="string" calcext:value-type="string">
            <text:p>Column Natu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table:formula="of:=SUM([.F2];[.G2])" office:value-type="float" office:value="0.01" calcext:value-type="float">
            <text:p>0.01</text:p>
          </table:table-cell>
          <table:table-cell table:style-name="ce5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Graphs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2" office:value-type="string" calcext:value-type="string">
            <text:p>Column Largest First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table:formula="of:=SUM([.F3];[.G3])" office:value-type="float" office:value="0.03" calcext:value-type="float">
            <text:p>0.03</text:p>
          </table:table-cell>
          <table:table-cell table:style-name="ce5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Graphs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2" office:value-type="string" calcext:value-type="string">
            <text:p>Column Smallest Last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table:formula="of:=SUM([.F4];[.G4])" office:value-type="float" office:value="0.07" calcext:value-type="float">
            <text:p>0.07</text:p>
          </table:table-cell>
          <table:table-cell table:style-name="ce5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Graphs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2" office:value-type="string" calcext:value-type="string">
            <text:p>Column Incidence Degree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table:formula="of:=SUM([.F5];[.G5])" office:value-type="float" office:value="0.06" calcext:value-type="float">
            <text:p>0.06</text:p>
          </table:table-cell>
          <table:table-cell table:style-name="ce5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Graphs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2" office:value-type="string" calcext:value-type="string">
            <text:p>Row Natu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table:formula="of:=SUM([.F6];[.G6])" office:value-type="float" office:value="0.01" calcext:value-type="float">
            <text:p>0.01</text:p>
          </table:table-cell>
          <table:table-cell table:style-name="ce5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Graphs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2" office:value-type="string" calcext:value-type="string">
            <text:p>Row Largest First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5" table:formula="of:=SUM([.F7];[.G7])" office:value-type="float" office:value="0.02" calcext:value-type="float">
            <text:p>0.02</text:p>
          </table:table-cell>
          <table:table-cell table:style-name="ce5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Graphs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2" office:value-type="string" calcext:value-type="string">
            <text:p>Row Smallest Last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5" table:formula="of:=SUM([.F8];[.G8])" office:value-type="float" office:value="0.07" calcext:value-type="float">
            <text:p>0.07</text:p>
          </table:table-cell>
          <table:table-cell table:style-name="ce5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Graphs/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2" office:value-type="string" calcext:value-type="string">
            <text:p>Row Incidence Degree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table:formula="of:=SUM([.F9];[.G9])" office:value-type="float" office:value="0.05" calcext:value-type="float">
            <text:p>0.05</text:p>
          </table:table-cell>
          <table:table-cell table:style-name="ce5" office:value-type="float" office:value="42" calcext:value-type="float">
            <text:p>42</text:p>
          </table:table-cell>
        </table:table-row>
        <table:table-row table:style-name="ro1">
          <table:table-cell table:style-name="ce3" office:value-type="string" calcext:value-type="string">
            <text:p>Graphs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3" office:value-type="string" calcext:value-type="string">
            <text:p>Column Natura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formula="of:=SUM([.F10];[.G10])" office:value-type="float" office:value="0.01" calcext:value-type="float">
            <text:p>0.01</text:p>
          </table:table-cell>
          <table:table-cell table:style-name="ce6" office:value-type="float" office:value="81" calcext:value-type="float">
            <text:p>81</text:p>
          </table:table-cell>
        </table:table-row>
        <table:table-row table:style-name="ro1">
          <table:table-cell table:style-name="ce3" office:value-type="string" calcext:value-type="string">
            <text:p>Graphs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3" office:value-type="string" calcext:value-type="string">
            <text:p>Column Largest First</text:p>
          </table:table-cell>
          <table:table-cell table:number-columns-repeated="2" table:style-name="Default" office:value-type="float" office:value="0.02" calcext:value-type="float">
            <text:p>0.02</text:p>
          </table:table-cell>
          <table:table-cell table:formula="of:=SUM([.F11];[.G11])" office:value-type="float" office:value="0.04" calcext:value-type="float">
            <text:p>0.04</text:p>
          </table:table-cell>
          <table:table-cell table:style-name="ce6" office:value-type="float" office:value="67" calcext:value-type="float">
            <text:p>67</text:p>
          </table:table-cell>
        </table:table-row>
        <table:table-row table:style-name="ro1">
          <table:table-cell table:style-name="ce3" office:value-type="string" calcext:value-type="string">
            <text:p>Graphs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3" office:value-type="string" calcext:value-type="string">
            <text:p>Column Smallest Last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03" calcext:value-type="float">
            <text:p>0.03</text:p>
          </table:table-cell>
          <table:table-cell table:formula="of:=SUM([.F12];[.G12])" office:value-type="float" office:value="0.11" calcext:value-type="float">
            <text:p>0.11</text:p>
          </table:table-cell>
          <table:table-cell table:style-name="ce6"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string" calcext:value-type="string">
            <text:p>Graphs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3" office:value-type="string" calcext:value-type="string">
            <text:p>Column Incidence Degree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03" calcext:value-type="float">
            <text:p>0.03</text:p>
          </table:table-cell>
          <table:table-cell table:formula="of:=SUM([.F13];[.G13])" office:value-type="float" office:value="0.11" calcext:value-type="float">
            <text:p>0.11</text:p>
          </table:table-cell>
          <table:table-cell table:style-name="ce6" office:value-type="float" office:value="67" calcext:value-type="float">
            <text:p>67</text:p>
          </table:table-cell>
        </table:table-row>
        <table:table-row table:style-name="ro1">
          <table:table-cell table:style-name="ce3" office:value-type="string" calcext:value-type="string">
            <text:p>Graphs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3" office:value-type="string" calcext:value-type="string">
            <text:p>Row Natura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formula="of:=SUM([.F14];[.G14])" office:value-type="float" office:value="0.01" calcext:value-type="float">
            <text:p>0.01</text:p>
          </table:table-cell>
          <table:table-cell table:style-name="ce6" office:value-type="float" office:value="81" calcext:value-type="float">
            <text:p>81</text:p>
          </table:table-cell>
        </table:table-row>
        <table:table-row table:style-name="ro1">
          <table:table-cell table:style-name="ce3" office:value-type="string" calcext:value-type="string">
            <text:p>Graphs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3" office:value-type="string" calcext:value-type="string">
            <text:p>Row Largest First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2" calcext:value-type="float">
            <text:p>0.02</text:p>
          </table:table-cell>
          <table:table-cell table:formula="of:=SUM([.F15];[.G15])" office:value-type="float" office:value="0.05" calcext:value-type="float">
            <text:p>0.05</text:p>
          </table:table-cell>
          <table:table-cell table:style-name="ce6" office:value-type="float" office:value="67" calcext:value-type="float">
            <text:p>67</text:p>
          </table:table-cell>
        </table:table-row>
        <table:table-row table:style-name="ro1">
          <table:table-cell table:style-name="ce3" office:value-type="string" calcext:value-type="string">
            <text:p>Graphs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3" office:value-type="string" calcext:value-type="string">
            <text:p>Row Smallest Last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0.03" calcext:value-type="float">
            <text:p>0.03</text:p>
          </table:table-cell>
          <table:table-cell table:formula="of:=SUM([.F16];[.G16])" office:value-type="float" office:value="0.12" calcext:value-type="float">
            <text:p>0.12</text:p>
          </table:table-cell>
          <table:table-cell table:style-name="ce6"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string" calcext:value-type="string">
            <text:p>Graphs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3" office:value-type="string" calcext:value-type="string">
            <text:p>Row Incidence Degree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03" calcext:value-type="float">
            <text:p>0.03</text:p>
          </table:table-cell>
          <table:table-cell table:formula="of:=SUM([.F17];[.G17])" office:value-type="float" office:value="0.11" calcext:value-type="float">
            <text:p>0.11</text:p>
          </table:table-cell>
          <table:table-cell table:style-name="ce6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string" calcext:value-type="string">
            <text:p>Graphs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2" office:value-type="string" calcext:value-type="string">
            <text:p>Column Natu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" calcext:value-type="float">
            <text:p>0.05</text:p>
          </table:table-cell>
          <table:table-cell table:style-name="ce5" table:formula="of:=SUM([.F18];[.G18])" office:value-type="float" office:value="0.05" calcext:value-type="float">
            <text:p>0.05</text:p>
          </table:table-cell>
          <table:table-cell table:style-name="ce5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string" calcext:value-type="string">
            <text:p>Graphs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2" office:value-type="string" calcext:value-type="string">
            <text:p>Column Largest First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08" calcext:value-type="float">
            <text:p>0.08</text:p>
          </table:table-cell>
          <table:table-cell table:style-name="ce5" table:formula="of:=SUM([.F19];[.G19])" office:value-type="float" office:value="0.17" calcext:value-type="float">
            <text:p>0.17</text:p>
          </table:table-cell>
          <table:table-cell table:style-name="ce5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Graphs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2" office:value-type="string" calcext:value-type="string">
            <text:p>Column Smallest Last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11" calcext:value-type="float">
            <text:p>0.11</text:p>
          </table:table-cell>
          <table:table-cell table:style-name="ce5" table:formula="of:=SUM([.F20];[.G20])" office:value-type="float" office:value="0.44" calcext:value-type="float">
            <text:p>0.44</text:p>
          </table:table-cell>
          <table:table-cell table:style-name="ce5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string" calcext:value-type="string">
            <text:p>Graphs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2" office:value-type="string" calcext:value-type="string">
            <text:p>Column Incidence Degree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11" calcext:value-type="float">
            <text:p>0.11</text:p>
          </table:table-cell>
          <table:table-cell table:style-name="ce5" table:formula="of:=SUM([.F21];[.G21])" office:value-type="float" office:value="0.44" calcext:value-type="float">
            <text:p>0.44</text:p>
          </table:table-cell>
          <table:table-cell table:style-name="ce5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string" calcext:value-type="string">
            <text:p>Graphs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2" office:value-type="string" calcext:value-type="string">
            <text:p>Row Natural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5" calcext:value-type="float">
            <text:p>0.05</text:p>
          </table:table-cell>
          <table:table-cell table:style-name="ce5" table:formula="of:=SUM([.F22];[.G22])" office:value-type="float" office:value="0.06" calcext:value-type="float">
            <text:p>0.06</text:p>
          </table:table-cell>
          <table:table-cell table:style-name="ce5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string" calcext:value-type="string">
            <text:p>Graphs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2" office:value-type="string" calcext:value-type="string">
            <text:p>Row Largest First</text:p>
          </table:table-cell>
          <table:table-cell table:number-columns-repeated="2" table:style-name="ce2" office:value-type="float" office:value="0.08" calcext:value-type="float">
            <text:p>0.08</text:p>
          </table:table-cell>
          <table:table-cell table:style-name="ce5" table:formula="of:=SUM([.F23];[.G23])" office:value-type="float" office:value="0.16" calcext:value-type="float">
            <text:p>0.16</text:p>
          </table:table-cell>
          <table:table-cell table:style-name="ce5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Graphs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2" office:value-type="string" calcext:value-type="string">
            <text:p>Row Smallest Last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11" calcext:value-type="float">
            <text:p>0.11</text:p>
          </table:table-cell>
          <table:table-cell table:style-name="ce5" table:formula="of:=SUM([.F24];[.G24])" office:value-type="float" office:value="0.43" calcext:value-type="float">
            <text:p>0.43</text:p>
          </table:table-cell>
          <table:table-cell table:style-name="ce5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string" calcext:value-type="string">
            <text:p>Graphs/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2" office:value-type="string" calcext:value-type="string">
            <text:p>Row Incidence Degree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11" calcext:value-type="float">
            <text:p>0.11</text:p>
          </table:table-cell>
          <table:table-cell table:style-name="ce5" table:formula="of:=SUM([.F25];[.G25])" office:value-type="float" office:value="0.43" calcext:value-type="float">
            <text:p>0.43</text:p>
          </table:table-cell>
          <table:table-cell table:style-name="ce5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raphs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Column Natura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formula="of:=SUM([.F26];[.G26])" office:value-type="float" office:value="0.01" calcext:value-type="float">
            <text:p>0.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raphs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Column Largest First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2" calcext:value-type="float">
            <text:p>0.02</text:p>
          </table:table-cell>
          <table:table-cell table:formula="of:=SUM([.F27];[.G27])" office:value-type="float" office:value="0.03" calcext:value-type="float">
            <text:p>0.0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raphs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Column Smallest Last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02" calcext:value-type="float">
            <text:p>0.02</text:p>
          </table:table-cell>
          <table:table-cell table:formula="of:=SUM([.F28];[.G28])" office:value-type="float" office:value="0.07" calcext:value-type="float">
            <text:p>0.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raphs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Column Incidence Degree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02" calcext:value-type="float">
            <text:p>0.02</text:p>
          </table:table-cell>
          <table:table-cell table:formula="of:=SUM([.F29];[.G29])" office:value-type="float" office:value="0.07" calcext:value-type="float">
            <text:p>0.0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Graphs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Row Natura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formula="of:=SUM([.F30];[.G30])" office:value-type="float" office:value="0.01" calcext:value-type="float">
            <text:p>0.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raphs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Row Largest First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2" calcext:value-type="float">
            <text:p>0.02</text:p>
          </table:table-cell>
          <table:table-cell table:formula="of:=SUM([.F31];[.G31])" office:value-type="float" office:value="0.03" calcext:value-type="float">
            <text:p>0.0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raphs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Row Smallest Last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02" calcext:value-type="float">
            <text:p>0.02</text:p>
          </table:table-cell>
          <table:table-cell table:formula="of:=SUM([.F32];[.G32])" office:value-type="float" office:value="0.07" calcext:value-type="float">
            <text:p>0.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raphs/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Row Incidence Degree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02" calcext:value-type="float">
            <text:p>0.02</text:p>
          </table:table-cell>
          <table:table-cell table:formula="of:=SUM([.F33];[.G33])" office:value-type="float" office:value="0.07" calcext:value-type="float">
            <text:p>0.0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string" calcext:value-type="string">
            <text:p>Graphs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2" office:value-type="string" calcext:value-type="string">
            <text:p>Column Natu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" calcext:value-type="float">
            <text:p>0.03</text:p>
          </table:table-cell>
          <table:table-cell table:style-name="ce5" table:formula="of:=SUM([.F34];[.G34])" office:value-type="float" office:value="0.03" calcext:value-type="float">
            <text:p>0.03</text:p>
          </table:table-cell>
          <table:table-cell table:style-name="ce5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Graphs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2" office:value-type="string" calcext:value-type="string">
            <text:p>Column Largest First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2" calcext:value-type="float">
            <text:p>0.02</text:p>
          </table:table-cell>
          <table:table-cell table:style-name="ce5" table:formula="of:=SUM([.F35];[.G35])" office:value-type="float" office:value="0.05" calcext:value-type="float">
            <text:p>0.05</text:p>
          </table:table-cell>
          <table:table-cell table:style-name="ce5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Graphs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2" office:value-type="string" calcext:value-type="string">
            <text:p>Column Smallest Last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03" calcext:value-type="float">
            <text:p>0.03</text:p>
          </table:table-cell>
          <table:table-cell table:style-name="ce5" table:formula="of:=SUM([.F36];[.G36])" office:value-type="float" office:value="0.12" calcext:value-type="float">
            <text:p>0.12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Graphs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2" office:value-type="string" calcext:value-type="string">
            <text:p>Column Incidence Degree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03" calcext:value-type="float">
            <text:p>0.03</text:p>
          </table:table-cell>
          <table:table-cell table:style-name="ce5" table:formula="of:=SUM([.F37];[.G37])" office:value-type="float" office:value="0.12" calcext:value-type="float">
            <text:p>0.12</text:p>
          </table:table-cell>
          <table:table-cell table:style-name="ce5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string" calcext:value-type="string">
            <text:p>Graphs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2" office:value-type="string" calcext:value-type="string">
            <text:p>Row Natu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" calcext:value-type="float">
            <text:p>0.03</text:p>
          </table:table-cell>
          <table:table-cell table:style-name="ce5" table:formula="of:=SUM([.F38];[.G38])" office:value-type="float" office:value="0.03" calcext:value-type="float">
            <text:p>0.03</text:p>
          </table:table-cell>
          <table:table-cell table:style-name="ce5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Graphs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2" office:value-type="string" calcext:value-type="string">
            <text:p>Row Largest First</text:p>
          </table:table-cell>
          <table:table-cell table:number-columns-repeated="2" table:style-name="ce2" office:value-type="float" office:value="0.03" calcext:value-type="float">
            <text:p>0.03</text:p>
          </table:table-cell>
          <table:table-cell table:style-name="ce5" table:formula="of:=SUM([.F39];[.G39])" office:value-type="float" office:value="0.06" calcext:value-type="float">
            <text:p>0.06</text:p>
          </table:table-cell>
          <table:table-cell table:style-name="ce5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Graphs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2" office:value-type="string" calcext:value-type="string">
            <text:p>Row Smallest Last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3" calcext:value-type="float">
            <text:p>0.03</text:p>
          </table:table-cell>
          <table:table-cell table:style-name="ce5" table:formula="of:=SUM([.F40];[.G40])" office:value-type="float" office:value="0.11" calcext:value-type="float">
            <text:p>0.11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Graphs/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2" office:value-type="string" calcext:value-type="string">
            <text:p>Row Incidence Degree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4" calcext:value-type="float">
            <text:p>0.04</text:p>
          </table:table-cell>
          <table:table-cell table:style-name="ce5" table:formula="of:=SUM([.F41];[.G41])" office:value-type="float" office:value="0.12" calcext:value-type="float">
            <text:p>0.12</text:p>
          </table:table-cell>
          <table:table-cell table:style-name="ce5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raphs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Column Natur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F42];[.G42])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raphs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Column Largest Firs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F43];[.G43])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Graphs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Column Smallest Last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F44];[.G44])" office:value-type="float" office:value="0.01" calcext:value-type="float">
            <text:p>0.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raphs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Column Incidence Degree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F45];[.G45])" office:value-type="float" office:value="0.01" calcext:value-type="float">
            <text:p>0.0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Graphs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Row Natur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F46];[.G46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phs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Row Largest Firs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F47];[.G4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phs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Row Smallest Las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F48];[.G4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phs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Row Incidence Degre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F49];[.G49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Graphs/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2" office:value-type="string" calcext:value-type="string">
            <text:p>Column Natur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table:formula="of:=SUM([.F50];[.G50])" office:value-type="float" office:value="0.01" calcext:value-type="float">
            <text:p>0.01</text:p>
          </table:table-cell>
          <table:table-cell table:style-name="ce5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string" calcext:value-type="string">
            <text:p>Graphs/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2" office:value-type="string" calcext:value-type="string">
            <text:p>Column Largest First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table:formula="of:=SUM([.F51];[.G51])" office:value-type="float" office:value="0" calcext:value-type="float">
            <text:p>0</text:p>
          </table:table-cell>
          <table:table-cell table:style-name="ce5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string" calcext:value-type="string">
            <text:p>Graphs/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2" office:value-type="string" calcext:value-type="string">
            <text:p>Column Smallest Last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SUM([.F52];[.G52])" office:value-type="float" office:value="0.02" calcext:value-type="float">
            <text:p>0.02</text:p>
          </table:table-cell>
          <table:table-cell table:style-name="ce5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string" calcext:value-type="string">
            <text:p>Graphs/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2" office:value-type="string" calcext:value-type="string">
            <text:p>Column Incidence Degree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SUM([.F53];[.G53])" office:value-type="float" office:value="0.02" calcext:value-type="float">
            <text:p>0.02</text:p>
          </table:table-cell>
          <table:table-cell table:style-name="ce5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string" calcext:value-type="string">
            <text:p>Graphs/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2" office:value-type="string" calcext:value-type="string">
            <text:p>Row Natu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table:formula="of:=SUM([.F54];[.G54])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Graphs/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2" office:value-type="string" calcext:value-type="string">
            <text:p>Row Largest First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table:formula="of:=SUM([.F55];[.G55])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Graphs/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2" office:value-type="string" calcext:value-type="string">
            <text:p>Row Smallest Last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SUM([.F56];[.G56])" office:value-type="float" office:value="0.01" calcext:value-type="float">
            <text:p>0.01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Graphs/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2" office:value-type="string" calcext:value-type="string">
            <text:p>Row Incidence Degre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table:formula="of:=SUM([.F57];[.G57])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phs/lp_maros_r7.mtx</text:p>
          </table:table-cell>
          <table:table-cell office:value-type="float" office:value="3136" calcext:value-type="float">
            <text:p>3136</text:p>
          </table:table-cell>
          <table:table-cell office:value-type="float" office:value="9408" calcext:value-type="float">
            <text:p>9408</text:p>
          </table:table-cell>
          <table:table-cell office:value-type="float" office:value="144848" calcext:value-type="float">
            <text:p>144848</text:p>
          </table:table-cell>
          <table:table-cell office:value-type="string" calcext:value-type="string">
            <text:p>Column Natura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formula="of:=SUM([.F58];[.G58])" office:value-type="float" office:value="0.01" calcext:value-type="float">
            <text:p>0.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Graphs/lp_maros_r7.mtx</text:p>
          </table:table-cell>
          <table:table-cell office:value-type="float" office:value="3136" calcext:value-type="float">
            <text:p>3136</text:p>
          </table:table-cell>
          <table:table-cell office:value-type="float" office:value="9408" calcext:value-type="float">
            <text:p>9408</text:p>
          </table:table-cell>
          <table:table-cell office:value-type="float" office:value="144848" calcext:value-type="float">
            <text:p>144848</text:p>
          </table:table-cell>
          <table:table-cell office:value-type="string" calcext:value-type="string">
            <text:p>Column Largest First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F59];[.G59])"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raphs/lp_maros_r7.mtx</text:p>
          </table:table-cell>
          <table:table-cell office:value-type="float" office:value="3136" calcext:value-type="float">
            <text:p>3136</text:p>
          </table:table-cell>
          <table:table-cell office:value-type="float" office:value="9408" calcext:value-type="float">
            <text:p>9408</text:p>
          </table:table-cell>
          <table:table-cell office:value-type="float" office:value="144848" calcext:value-type="float">
            <text:p>144848</text:p>
          </table:table-cell>
          <table:table-cell office:value-type="string" calcext:value-type="string">
            <text:p>Column Smallest Last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1" calcext:value-type="float">
            <text:p>0.01</text:p>
          </table:table-cell>
          <table:table-cell table:formula="of:=SUM([.F60];[.G60])" office:value-type="float" office:value="0.04" calcext:value-type="float">
            <text:p>0.0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Graphs/lp_maros_r7.mtx</text:p>
          </table:table-cell>
          <table:table-cell office:value-type="float" office:value="3136" calcext:value-type="float">
            <text:p>3136</text:p>
          </table:table-cell>
          <table:table-cell office:value-type="float" office:value="9408" calcext:value-type="float">
            <text:p>9408</text:p>
          </table:table-cell>
          <table:table-cell office:value-type="float" office:value="144848" calcext:value-type="float">
            <text:p>144848</text:p>
          </table:table-cell>
          <table:table-cell office:value-type="string" calcext:value-type="string">
            <text:p>Column Incidence Degre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1" calcext:value-type="float">
            <text:p>0.01</text:p>
          </table:table-cell>
          <table:table-cell table:formula="of:=SUM([.F61];[.G61])" office:value-type="float" office:value="0.04" calcext:value-type="float">
            <text:p>0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Graphs/lp_maros_r7.mtx</text:p>
          </table:table-cell>
          <table:table-cell office:value-type="float" office:value="3136" calcext:value-type="float">
            <text:p>3136</text:p>
          </table:table-cell>
          <table:table-cell office:value-type="float" office:value="9408" calcext:value-type="float">
            <text:p>9408</text:p>
          </table:table-cell>
          <table:table-cell office:value-type="float" office:value="144848" calcext:value-type="float">
            <text:p>144848</text:p>
          </table:table-cell>
          <table:table-cell office:value-type="string" calcext:value-type="string">
            <text:p>Row Natur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F62];[.G62])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raphs/lp_maros_r7.mtx</text:p>
          </table:table-cell>
          <table:table-cell office:value-type="float" office:value="3136" calcext:value-type="float">
            <text:p>3136</text:p>
          </table:table-cell>
          <table:table-cell office:value-type="float" office:value="9408" calcext:value-type="float">
            <text:p>9408</text:p>
          </table:table-cell>
          <table:table-cell office:value-type="float" office:value="144848" calcext:value-type="float">
            <text:p>144848</text:p>
          </table:table-cell>
          <table:table-cell office:value-type="string" calcext:value-type="string">
            <text:p>Row Largest First</text:p>
          </table:table-cell>
          <table:table-cell table:number-columns-repeated="2" table:style-name="Default" office:value-type="float" office:value="0.01" calcext:value-type="float">
            <text:p>0.01</text:p>
          </table:table-cell>
          <table:table-cell table:formula="of:=SUM([.F63];[.G63])" office:value-type="float" office:value="0.02" calcext:value-type="float">
            <text:p>0.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aphs/lp_maros_r7.mtx</text:p>
          </table:table-cell>
          <table:table-cell office:value-type="float" office:value="3136" calcext:value-type="float">
            <text:p>3136</text:p>
          </table:table-cell>
          <table:table-cell office:value-type="float" office:value="9408" calcext:value-type="float">
            <text:p>9408</text:p>
          </table:table-cell>
          <table:table-cell office:value-type="float" office:value="144848" calcext:value-type="float">
            <text:p>144848</text:p>
          </table:table-cell>
          <table:table-cell office:value-type="string" calcext:value-type="string">
            <text:p>Row Smallest Last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F64];[.G64])" office:value-type="float" office:value="0.03" calcext:value-type="float">
            <text:p>0.0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raphs/lp_maros_r7.mtx</text:p>
          </table:table-cell>
          <table:table-cell office:value-type="float" office:value="3136" calcext:value-type="float">
            <text:p>3136</text:p>
          </table:table-cell>
          <table:table-cell office:value-type="float" office:value="9408" calcext:value-type="float">
            <text:p>9408</text:p>
          </table:table-cell>
          <table:table-cell office:value-type="float" office:value="144848" calcext:value-type="float">
            <text:p>144848</text:p>
          </table:table-cell>
          <table:table-cell office:value-type="string" calcext:value-type="string">
            <text:p>Row Incidence Degree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0.01" calcext:value-type="float">
            <text:p>0.01</text:p>
          </table:table-cell>
          <table:table-cell table:formula="of:=SUM([.F65];[.G65])" office:value-type="float" office:value="0.03" calcext:value-type="float">
            <text:p>0.03</text:p>
          </table:table-cell>
          <table:table-cell office:value-type="float" office:value="88" calcext:value-type="float">
            <text:p>88</text:p>
          </table:table-cell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6:41:27.970054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date>2016-11-07T16:42:17.545173820</dc:date>
    <dc:creator>Ahamad Std]</dc:creator>
    <meta:editing-duration>PT2M23S</meta:editing-duration>
    <meta:editing-cycles>6</meta:editing-cycles>
    <meta:document-statistic meta:table-count="1" meta:cell-count="585" meta:object-count="0"/>
  </office:meta>
</office:document-meta>
</file>